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ambria" svg:font-family="Cambr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Cambria" fo:font-size="10pt" fo:letter-spacing="normal" fo:font-style="normal" fo:font-weight="normal" officeooo:rsid="0016975e" officeooo:paragraph-rsid="0016975e" style:font-size-asian="10pt" style:font-weight-asian="normal" style:font-size-complex="10pt" style:font-weight-complex="normal"/>
    </style:style>
    <style:style style:name="P2" style:family="paragraph" style:parent-style-name="Standard">
      <style:paragraph-properties fo:margin-left="0cm" fo:margin-right="0cm" fo:orphans="2" fo:widows="2" fo:text-indent="0cm" style:auto-text-indent="false"/>
      <style:text-properties style:use-window-font-color="true" loext:opacity="0%" style:font-name="Cambria" fo:font-size="10pt" fo:font-weight="normal" style:font-size-asian="10pt" style:font-weight-asian="normal" style:font-size-complex="10pt" style:font-weight-complex="normal"/>
    </style:style>
    <style:style style:name="P3"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Cambria" fo:font-size="10pt" fo:letter-spacing="normal" fo:font-style="normal" fo:font-weight="normal" style:font-size-asian="10pt" style:font-weight-asian="normal" style:font-size-complex="10pt" style:font-weight-complex="normal"/>
    </style:style>
    <style:style style:name="T1" style:family="text">
      <style:text-properties fo:font-variant="normal" fo:text-transform="none" fo:letter-spacing="normal" fo:font-style="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mt análisis de fuentes testimonios:</text:p>
      <text:p text:style-name="P1"/>
      <text:p text:style-name="P2"><text:span text:style-name="T1"><text:tab/>Analiza las experiencias compartidas en estas fuentes y detecta los patrones comunes de frustración relacionados con los problemas en las plantas o en el seguimiento de los cultivos. Identifica las emociones mas recurrentes, los comportamientos que estas situaciones están generando (bloqueo, evasión, multitarea, etc.), y posibles soluciones que se puedan deducir de lo que las personas están pidiendo sin decirlo directamente.</text:span> </text:p>
      <text:p text:style-name="P2"/>
      <text:p text:style-name="P3">Promt Cruce con fuentes tendencias:</text:p>
      <text:p text:style-name="P3"/>
      <text:p text:style-name="P3"><text:tab/>Cruza la información de estas tendencias con los insights extraídos anteriormente sobre frustraciones y comportamientos de los usuarios frente a los problemas en los cultivos. Identifica en que áreas hay coincidencias claras, qué demandas reales ya están siendo abordadas por el mercado, y que oportunidades aun no están bien cubiertas. Enfócate en los próximos 12-18 meses. </text:p>
      <text:p text:style-name="P3"/>
      <text:p text:style-name="P3">Prompt inferir funcionabilidades:</text:p>
      <text:p text:style-name="P3"/>
      <text:p text:style-name="P3"><text:tab/>Según las fuentes cargadas, propón un conjunto de funcionalidades que tenga sentido incluir en una app diseñada para ayudar a los cultivadores que tengan problemas en sus cultivos. Prioriza lo simple, lo práctico y lo que tenga más impacto real.</text:p>
      <text:p text:style-name="P3"/>
      <text:p text:style-name="P1">Prompt inferir funciones MVP:</text:p>
      <text:p text:style-name="P3"/>
      <text:p text:style-name="P3"><text:tab/>De todas esas funciones, ¿cuál seria una versión minima viable y útil que podría lanzarse como primer paso? Que sea simple de construir, pero que demuestre bien el valor de la idea. </text:p>
      <text:p text:style-name="P3"/>
      <text:p text:style-name="P3">Promt solicitud promt técnico para el MVP:</text:p>
      <text:p text:style-name="P3"/>
      <text:p text:style-name="P3"><text:tab/>Con toda esa información del MVP, genera un prompt técnico que pueda usar para crear una primera versión funcional de esta app. Que esté enfocada en javascript, incluya los elementos esenciales para que ya se pueda probar, y evite cualquier cosa innecesaria. Quiero algo que funcione aunque sea básico.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ambria" svg:font-family="Cambr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30T16:45:09.210252600</meta:creation-date>
    <dc:date>2025-11-30T16:50:41.079718300</dc:date>
    <meta:editing-duration>PT5M32S</meta:editing-duration>
    <meta:editing-cycles>1</meta:editing-cycles>
    <meta:document-statistic meta:table-count="0" meta:image-count="0" meta:object-count="0" meta:page-count="1" meta:paragraph-count="10" meta:word-count="262" meta:character-count="1716" meta:non-whitespace-character-count="1455"/>
    <meta:generator>LibreOffice/25.2.7.2$Windows_X86_64 LibreOffice_project/5cbfd1ab6520636bb5f7b99185aa69bd7456825d</meta:generator>
  </office:meta>
</office:document-meta>
</file>